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mm"/>
    </style:style>
    <style:style style:name="co3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9mm" svg:y="95.55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04 <text:s text:c="3"/>sampled: 1863.501 <text:s text:c="2"/>given: 3800 <text:s text:c="2"/>gain: 2.0391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04 <text:s text:c="3"/>sampled: 1863.501 <text:s text:c="2"/>given: 3800 <text:s text:c="2"/>gain: 2.03917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32 <text:s text:c="3"/>sampled: 1765.613 <text:s text:c="2"/>given: 36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32 <text:s text:c="3"/>sampled: 1765.613 <text:s text:c="2"/>given: 36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7 <text:s text:c="3"/>sampled: 1667.422 <text:s text:c="2"/>given: 3400 <text:s text:c="2"/>gain: 2.0390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57 <text:s text:c="3"/>sampled: 1667.422 <text:s text:c="2"/>given: 3400 <text:s text:c="2"/>gain: 2.03907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4 <text:s text:c="3"/>sampled: 1569.434 <text:s text:c="2"/>given: 3200 <text:s text:c="2"/>gain: 2.03895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5 <text:s text:c="3"/>sampled: 1569.534 <text:s text:c="2"/>given: 3200 <text:s text:c="2"/>gain: 2.03882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1 <text:s text:c="3"/>sampled: 1471.445 <text:s text:c="2"/>given: 3000 <text:s text:c="2"/>gain: 2.03881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8 <text:s text:c="3"/>sampled: 1373.456 <text:s text:c="2"/>given: 2800 <text:s text:c="2"/>gain: 2.0386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38 <text:s text:c="3"/>sampled: 1373.456 <text:s text:c="2"/>given: 2800 <text:s text:c="2"/>gain: 2.03865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3 <text:s text:c="3"/>sampled: 1275.266 <text:s text:c="2"/>given: 2600 <text:s text:c="2"/>gain: 2.03879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0 <text:s text:c="3"/>sampled: 1177.277 <text:s text:c="2"/>given: 2400 <text:s text:c="2"/>gain: 2.03860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7 <text:s text:c="3"/>sampled: 1079.288 <text:s text:c="2"/>given: 2200 <text:s text:c="2"/>gain: 2.038381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.039172" calcext:value-type="float">
            <text:p>2.039172</text:p>
          </table:table-cell>
          <table:table-cell table:number-columns-repeated="5"/>
        </table:table-row>
        <table:table-row table:style-name="ro1">
          <table:table-cell table:style-name="ce1" office:value-type="float" office:value="2.039172" calcext:value-type="float">
            <text:p>2.039172</text:p>
          </table:table-cell>
          <table:table-cell table:number-columns-repeated="5"/>
        </table:table-row>
        <table:table-row table:style-name="ro1">
          <table:table-cell table:style-name="ce1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ce1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ce1" office:value-type="float" office:value="2.039075" calcext:value-type="float">
            <text:p>2.039075</text:p>
          </table:table-cell>
          <table:table-cell table:number-columns-repeated="5"/>
        </table:table-row>
        <table:table-row table:style-name="ro1">
          <table:table-cell table:style-name="ce1" office:value-type="float" office:value="2.039075" calcext:value-type="float">
            <text:p>2.039075</text:p>
          </table:table-cell>
          <table:table-cell table:number-columns-repeated="5"/>
        </table:table-row>
        <table:table-row table:style-name="ro1">
          <table:table-cell table:style-name="ce1" office:value-type="float" office:value="2.038952" calcext:value-type="float">
            <text:p>2.038952</text:p>
          </table:table-cell>
          <table:table-cell table:number-columns-repeated="5"/>
        </table:table-row>
        <table:table-row table:style-name="ro1">
          <table:table-cell table:style-name="ce1" office:value-type="float" office:value="2.038821" calcext:value-type="float">
            <text:p>2.038821</text:p>
          </table:table-cell>
          <table:table-cell table:number-columns-repeated="5"/>
        </table:table-row>
        <table:table-row table:style-name="ro1">
          <table:table-cell table:style-name="ce1" office:value-type="float" office:value="2.038813" calcext:value-type="float">
            <text:p>2.038813</text:p>
          </table:table-cell>
          <table:table-cell table:number-columns-repeated="5"/>
        </table:table-row>
        <table:table-row table:style-name="ro1">
          <table:table-cell table:style-name="ce1" office:value-type="float" office:value="2.038813" calcext:value-type="float">
            <text:p>2.038813</text:p>
          </table:table-cell>
          <table:table-cell table:number-columns-repeated="5"/>
        </table:table-row>
        <table:table-row table:style-name="ro1">
          <table:table-cell table:style-name="ce1" office:value-type="float" office:value="2.038653" calcext:value-type="float">
            <text:p>2.038653</text:p>
          </table:table-cell>
          <table:table-cell table:number-columns-repeated="5"/>
        </table:table-row>
        <table:table-row table:style-name="ro1">
          <table:table-cell table:style-name="ce1" office:value-type="float" office:value="2.038653" calcext:value-type="float">
            <text:p>2.038653</text:p>
          </table:table-cell>
          <table:table-cell table:number-columns-repeated="5"/>
        </table:table-row>
        <table:table-row table:style-name="ro1">
          <table:table-cell table:style-name="ce1" office:value-type="float" office:value="2.038791" calcext:value-type="float">
            <text:p>2.038791</text:p>
          </table:table-cell>
          <table:table-cell table:number-columns-repeated="5"/>
        </table:table-row>
        <table:table-row table:style-name="ro1">
          <table:table-cell table:style-name="ce1" office:value-type="float" office:value="2.038791" calcext:value-type="float">
            <text:p>2.038791</text:p>
          </table:table-cell>
          <table:table-cell table:number-columns-repeated="5"/>
        </table:table-row>
        <table:table-row table:style-name="ro1">
          <table:table-cell table:style-name="ce1" office:value-type="float" office:value="2.038603" calcext:value-type="float">
            <text:p>2.038603</text:p>
          </table:table-cell>
          <table:table-cell table:number-columns-repeated="5"/>
        </table:table-row>
        <table:table-row table:style-name="ro1">
          <table:table-cell table:style-name="ce1" office:value-type="float" office:value="2.038603" calcext:value-type="float">
            <text:p>2.038603</text:p>
          </table:table-cell>
          <table:table-cell table:number-columns-repeated="5"/>
        </table:table-row>
        <table:table-row table:style-name="ro1">
          <table:table-cell table:style-name="ce1" office:value-type="float" office:value="2.038381" calcext:value-type="float">
            <text:p>2.038381</text:p>
          </table:table-cell>
          <table:table-cell table:number-columns-repeated="5"/>
        </table:table-row>
        <table:table-row table:style-name="ro1">
          <table:table-cell table:style-name="ce1" office:value-type="float" office:value="2.038381" calcext:value-type="float">
            <text:p>2.03838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88" calcext:value-type="float">
            <text:p>2.0388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formula="of:=AVERAGE([.A54:.A107])" office:value-type="float" office:value="2333.34309259259" calcext:value-type="float">
            <text:p>2333.34309259259</text:p>
          </table:table-cell>
          <table:table-cell table:formula="of:=AVERAGE([.F54:.F57])" office:value-type="float" office:value="49.88775" calcext:value-type="float">
            <text:p>49.88775</text:p>
          </table:table-cell>
          <table:table-cell table:formula="of:=2*[.C54]" office:value-type="float" office:value="99.7755" calcext:value-type="float">
            <text:p>99.7755</text:p>
          </table:table-cell>
          <table:table-cell table:formula="of:=[.D54]/[.B54]" office:value-type="float" office:value="0.042760749722896" calcext:value-type="float">
            <text:p>0.042760749722896</text:p>
          </table:table-cell>
          <table:table-cell office:value-type="float" office:value="49.887" calcext:value-type="float">
            <text:p>49.887</text:p>
          </table:table-cell>
        </table:table-row>
        <table:table-row table:style-name="ro1">
          <table:table-cell office:value-type="float" office:value="2334.412" calcext:value-type="float">
            <text:p>2334.412</text:p>
          </table:table-cell>
          <table:table-cell table:number-columns-repeated="4"/>
          <table:table-cell office:value-type="float" office:value="49.886" calcext:value-type="float">
            <text:p>49.886</text:p>
          </table:table-cell>
        </table:table-row>
        <table:table-row table:style-name="ro1">
          <table:table-cell office:value-type="float" office:value="2332.8" calcext:value-type="float">
            <text:p>2332.8</text:p>
          </table:table-cell>
          <table:table-cell table:number-columns-repeated="4"/>
          <table:table-cell office:value-type="float" office:value="49.887" calcext:value-type="float">
            <text:p>49.887</text:p>
          </table:table-cell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4"/>
          <table:table-cell office:value-type="float" office:value="49.891" calcext:value-type="float">
            <text:p>49.891</text:p>
          </table:table-cell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3.505" calcext:value-type="float">
            <text:p>2333.505</text:p>
          </table:table-cell>
          <table:table-cell table:number-columns-repeated="5"/>
        </table:table-row>
        <table:table-row table:style-name="ro1">
          <table:table-cell office:value-type="float" office:value="2333.505" calcext:value-type="float">
            <text:p>2333.505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2.8" calcext:value-type="float">
            <text:p>2332.8</text:p>
          </table:table-cell>
          <table:table-cell table:number-columns-repeated="5"/>
        </table:table-row>
        <table:table-row table:style-name="ro1">
          <table:table-cell office:value-type="float" office:value="2334.412" calcext:value-type="float">
            <text:p>2334.412</text:p>
          </table:table-cell>
          <table:table-cell table:number-columns-repeated="5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5"/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5"/>
        </table:table-row>
        <table:table-row table:style-name="ro1">
          <table:table-cell office:value-type="float" office:value="2333.002" calcext:value-type="float">
            <text:p>2333.002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5"/>
        </table:table-row>
        <table:table-row table:style-name="ro1">
          <table:table-cell office:value-type="float" office:value="2332.8" calcext:value-type="float">
            <text:p>2332.8</text:p>
          </table:table-cell>
          <table:table-cell table:number-columns-repeated="5"/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5"/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>
          <table:table-cell office:value-type="float" office:value="2333.807" calcext:value-type="float">
            <text:p>2333.807</text:p>
          </table:table-cell>
          <table:table-cell table:number-columns-repeated="5"/>
        </table:table-row>
        <table:table-row table:style-name="ro1">
          <table:table-cell office:value-type="float" office:value="2332.599" calcext:value-type="float">
            <text:p>2332.599</text:p>
          </table:table-cell>
          <table:table-cell table:number-columns-repeated="5"/>
        </table:table-row>
        <table:table-row table:style-name="ro1">
          <table:table-cell office:value-type="float" office:value="2333.203" calcext:value-type="float">
            <text:p>2333.203</text:p>
          </table:table-cell>
          <table:table-cell table:number-columns-repeated="5"/>
        </table:table-row>
        <table:table-row table:style-name="ro1">
          <table:table-cell office:value-type="float" office:value="2334.512" calcext:value-type="float">
            <text:p>2334.512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4.109" calcext:value-type="float">
            <text:p>2334.109</text:p>
          </table:table-cell>
          <table:table-cell table:number-columns-repeated="5"/>
        </table:table-row>
        <table:table-row table:style-name="ro1">
          <table:table-cell office:value-type="float" office:value="2332.7" calcext:value-type="float">
            <text:p>2332.7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3.908" calcext:value-type="float">
            <text:p>2333.908</text:p>
          </table:table-cell>
          <table:table-cell table:number-columns-repeated="5"/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5"/>
        </table:table-row>
        <table:table-row table:style-name="ro1">
          <table:table-cell office:value-type="float" office:value="2332.901" calcext:value-type="float">
            <text:p>2332.901</text:p>
          </table:table-cell>
          <table:table-cell table:number-columns-repeated="5"/>
        </table:table-row>
        <table:table-row table:style-name="ro1">
          <table:table-cell office:value-type="float" office:value="2333.304" calcext:value-type="float">
            <text:p>2333.304</text:p>
          </table:table-cell>
          <table:table-cell table:number-columns-repeated="5"/>
        </table:table-row>
        <table:table-row table:style-name="ro1">
          <table:table-cell office:value-type="float" office:value="2333.002" calcext:value-type="float">
            <text:p>2333.002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009" calcext:value-type="float">
            <text:p>2334.009</text:p>
          </table:table-cell>
          <table:table-cell table:number-columns-repeated="5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5"/>
        </table:table-row>
        <table:table-row table:style-name="ro1">
          <table:table-cell office:value-type="float" office:value="2333.505" calcext:value-type="float">
            <text:p>2333.505</text:p>
          </table:table-cell>
          <table:table-cell table:number-columns-repeated="5"/>
        </table:table-row>
        <table:table-row table:style-name="ro1">
          <table:table-cell office:value-type="float" office:value="2333.002" calcext:value-type="float">
            <text:p>2333.002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3.707" calcext:value-type="float">
            <text:p>2333.707</text:p>
          </table:table-cell>
          <table:table-cell table:number-columns-repeated="5"/>
        </table:table-row>
        <table:table-row table:style-name="ro1">
          <table:table-cell office:value-type="float" office:value="2333.505" calcext:value-type="float">
            <text:p>2333.505</text:p>
          </table:table-cell>
          <table:table-cell table:number-columns-repeated="5"/>
        </table:table-row>
        <table:table-row table:style-name="ro1">
          <table:table-cell office:value-type="float" office:value="2333.405" calcext:value-type="float">
            <text:p>2333.405</text:p>
          </table:table-cell>
          <table:table-cell table:number-columns-repeated="5"/>
        </table:table-row>
        <table:table-row table:style-name="ro1">
          <table:table-cell office:value-type="float" office:value="2334.311" calcext:value-type="float">
            <text:p>2334.311</text:p>
          </table:table-cell>
          <table:table-cell table:number-columns-repeated="5"/>
        </table:table-row>
        <table:table-row table:style-name="ro1">
          <table:table-cell office:value-type="float" office:value="2333.505" calcext:value-type="float">
            <text:p>2333.505</text:p>
          </table:table-cell>
          <table:table-cell table:number-columns-repeated="5"/>
        </table:table-row>
        <table:table-row table:style-name="ro1">
          <table:table-cell office:value-type="float" office:value="2333.103" calcext:value-type="float">
            <text:p>2333.103</text:p>
          </table:table-cell>
          <table:table-cell table:number-columns-repeated="5"/>
        </table:table-row>
        <table:table-row table:style-name="ro1">
          <table:table-cell office:value-type="float" office:value="2333.606" calcext:value-type="float">
            <text:p>2333.606</text:p>
          </table:table-cell>
          <table:table-cell table:number-columns-repeated="5"/>
        </table:table-row>
        <table:table-row table:style-name="ro1" table:number-rows-repeated="5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269.153" calcext:value-type="float">
            <text:p>2269.153</text:p>
          </table:table-cell>
          <table:table-cell table:formula="of:=AVERAGE([.A114:.A152])" office:value-type="float" office:value="2269.85776923077" calcext:value-type="float">
            <text:p>2269.85776923077</text:p>
          </table:table-cell>
          <table:table-cell table:formula="of:=AVERAGE([.F114:.F119])" office:value-type="float" office:value="4.89233333333333" calcext:value-type="float">
            <text:p>4.89233333333333</text:p>
          </table:table-cell>
          <table:table-cell table:formula="of:=2*[.C114]" office:value-type="float" office:value="9.78466666666667" calcext:value-type="float">
            <text:p>9.78466666666667</text:p>
          </table:table-cell>
          <table:table-cell table:formula="of:=[.D114]/[.B114]" office:value-type="float" office:value="0.00431069593844313" calcext:value-type="float">
            <text:p>0.004310695938443</text:p>
          </table:table-cell>
          <table:table-cell office:value-type="float" office:value="4.896" calcext:value-type="float">
            <text:p>4.896</text:p>
          </table:table-cell>
        </table:table-row>
        <table:table-row table:style-name="ro1">
          <table:table-cell office:value-type="float" office:value="2269.253" calcext:value-type="float">
            <text:p>2269.253</text:p>
          </table:table-cell>
          <table:table-cell table:number-columns-repeated="4"/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4"/>
          <table:table-cell office:value-type="float" office:value="4.891" calcext:value-type="float">
            <text:p>4.891</text:p>
          </table:table-cell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4"/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2269.052" calcext:value-type="float">
            <text:p>2269.052</text:p>
          </table:table-cell>
          <table:table-cell table:number-columns-repeated="4"/>
          <table:table-cell office:value-type="float" office:value="4.891" calcext:value-type="float">
            <text:p>4.891</text:p>
          </table:table-cell>
        </table:table-row>
        <table:table-row table:style-name="ro1">
          <table:table-cell office:value-type="float" office:value="2269.253" calcext:value-type="float">
            <text:p>2269.253</text:p>
          </table:table-cell>
          <table:table-cell table:number-columns-repeated="4"/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2271.368" calcext:value-type="float">
            <text:p>2271.368</text:p>
          </table:table-cell>
          <table:table-cell table:number-columns-repeated="5"/>
        </table:table-row>
        <table:table-row table:style-name="ro1">
          <table:table-cell office:value-type="float" office:value="2268.851" calcext:value-type="float">
            <text:p>2268.851</text:p>
          </table:table-cell>
          <table:table-cell table:number-columns-repeated="5"/>
        </table:table-row>
        <table:table-row table:style-name="ro1">
          <table:table-cell office:value-type="float" office:value="2268.448" calcext:value-type="float">
            <text:p>2268.448</text:p>
          </table:table-cell>
          <table:table-cell table:number-columns-repeated="5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5"/>
        </table:table-row>
        <table:table-row table:style-name="ro1">
          <table:table-cell office:value-type="float" office:value="2269.556" calcext:value-type="float">
            <text:p>2269.556</text:p>
          </table:table-cell>
          <table:table-cell table:number-columns-repeated="5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5"/>
        </table:table-row>
        <table:table-row table:style-name="ro1">
          <table:table-cell office:value-type="float" office:value="2269.556" calcext:value-type="float">
            <text:p>2269.556</text:p>
          </table:table-cell>
          <table:table-cell table:number-columns-repeated="5"/>
        </table:table-row>
        <table:table-row table:style-name="ro1">
          <table:table-cell office:value-type="float" office:value="2269.052" calcext:value-type="float">
            <text:p>2269.052</text:p>
          </table:table-cell>
          <table:table-cell table:number-columns-repeated="5"/>
        </table:table-row>
        <table:table-row table:style-name="ro1">
          <table:table-cell office:value-type="float" office:value="2270.059" calcext:value-type="float">
            <text:p>2270.059</text:p>
          </table:table-cell>
          <table:table-cell table:number-columns-repeated="5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5"/>
        </table:table-row>
        <table:table-row table:style-name="ro1">
          <table:table-cell office:value-type="float" office:value="2270.563" calcext:value-type="float">
            <text:p>2270.563</text:p>
          </table:table-cell>
          <table:table-cell table:number-columns-repeated="5"/>
        </table:table-row>
        <table:table-row table:style-name="ro1">
          <table:table-cell office:value-type="float" office:value="2269.556" calcext:value-type="float">
            <text:p>2269.556</text:p>
          </table:table-cell>
          <table:table-cell table:number-columns-repeated="5"/>
        </table:table-row>
        <table:table-row table:style-name="ro1">
          <table:table-cell office:value-type="float" office:value="2270.361" calcext:value-type="float">
            <text:p>2270.361</text:p>
          </table:table-cell>
          <table:table-cell table:number-columns-repeated="5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5"/>
        </table:table-row>
        <table:table-row table:style-name="ro1">
          <table:table-cell office:value-type="float" office:value="2270.462" calcext:value-type="float">
            <text:p>2270.462</text:p>
          </table:table-cell>
          <table:table-cell table:number-columns-repeated="5"/>
        </table:table-row>
        <table:table-row table:style-name="ro1">
          <table:table-cell office:value-type="float" office:value="2269.656" calcext:value-type="float">
            <text:p>2269.656</text:p>
          </table:table-cell>
          <table:table-cell table:number-columns-repeated="5"/>
        </table:table-row>
        <table:table-row table:style-name="ro1">
          <table:table-cell office:value-type="float" office:value="2270.16" calcext:value-type="float">
            <text:p>2270.16</text:p>
          </table:table-cell>
          <table:table-cell table:number-columns-repeated="5"/>
        </table:table-row>
        <table:table-row table:style-name="ro1">
          <table:table-cell office:value-type="float" office:value="2269.253" calcext:value-type="float">
            <text:p>2269.253</text:p>
          </table:table-cell>
          <table:table-cell table:number-columns-repeated="5"/>
        </table:table-row>
        <table:table-row table:style-name="ro1">
          <table:table-cell office:value-type="float" office:value="2271.167" calcext:value-type="float">
            <text:p>2271.167</text:p>
          </table:table-cell>
          <table:table-cell table:number-columns-repeated="5"/>
        </table:table-row>
        <table:table-row table:style-name="ro1">
          <table:table-cell office:value-type="float" office:value="2269.354" calcext:value-type="float">
            <text:p>2269.354</text:p>
          </table:table-cell>
          <table:table-cell table:number-columns-repeated="5"/>
        </table:table-row>
        <table:table-row table:style-name="ro1">
          <table:table-cell office:value-type="float" office:value="2270.16" calcext:value-type="float">
            <text:p>2270.16</text:p>
          </table:table-cell>
          <table:table-cell table:number-columns-repeated="5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5"/>
        </table:table-row>
        <table:table-row table:style-name="ro1">
          <table:table-cell office:value-type="float" office:value="2269.455" calcext:value-type="float">
            <text:p>2269.455</text:p>
          </table:table-cell>
          <table:table-cell table:number-columns-repeated="5"/>
        </table:table-row>
        <table:table-row table:style-name="ro1">
          <table:table-cell office:value-type="float" office:value="2270.16" calcext:value-type="float">
            <text:p>2270.16</text:p>
          </table:table-cell>
          <table:table-cell table:number-columns-repeated="5"/>
        </table:table-row>
        <table:table-row table:style-name="ro1">
          <table:table-cell office:value-type="float" office:value="2269.757" calcext:value-type="float">
            <text:p>2269.757</text:p>
          </table:table-cell>
          <table:table-cell table:number-columns-repeated="5"/>
        </table:table-row>
        <table:table-row table:style-name="ro1">
          <table:table-cell office:value-type="float" office:value="2270.261" calcext:value-type="float">
            <text:p>2270.261</text:p>
          </table:table-cell>
          <table:table-cell table:number-columns-repeated="5"/>
        </table:table-row>
        <table:table-row table:style-name="ro1">
          <table:table-cell office:value-type="float" office:value="2269.354" calcext:value-type="float">
            <text:p>2269.354</text:p>
          </table:table-cell>
          <table:table-cell table:number-columns-repeated="5"/>
        </table:table-row>
        <table:table-row table:style-name="ro1">
          <table:table-cell office:value-type="float" office:value="2269.354" calcext:value-type="float">
            <text:p>2269.354</text:p>
          </table:table-cell>
          <table:table-cell table:number-columns-repeated="5"/>
        </table:table-row>
        <table:table-row table:style-name="ro1">
          <table:table-cell office:value-type="float" office:value="2269.958" calcext:value-type="float">
            <text:p>2269.958</text:p>
          </table:table-cell>
          <table:table-cell table:number-columns-repeated="5"/>
        </table:table-row>
        <table:table-row table:style-name="ro1">
          <table:table-cell office:value-type="float" office:value="2269.052" calcext:value-type="float">
            <text:p>2269.052</text:p>
          </table:table-cell>
          <table:table-cell table:number-columns-repeated="5"/>
        </table:table-row>
        <table:table-row table:style-name="ro1">
          <table:table-cell office:value-type="float" office:value="2270.966" calcext:value-type="float">
            <text:p>2270.966</text:p>
          </table:table-cell>
          <table:table-cell table:number-columns-repeated="5"/>
        </table:table-row>
        <table:table-row table:style-name="ro1">
          <table:table-cell office:value-type="float" office:value="2270.664" calcext:value-type="float">
            <text:p>2270.664</text:p>
          </table:table-cell>
          <table:table-cell table:number-columns-repeated="5"/>
        </table:table-row>
        <table:table-row table:style-name="ro1">
          <table:table-cell office:value-type="float" office:value="2269.757" calcext:value-type="float">
            <text:p>2269.7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59:44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3T15:44:50.626000000</dc:date>
    <meta:editing-duration>PT3H17M22S</meta:editing-duration>
    <meta:editing-cycles>65</meta:editing-cycles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39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172">
                <text:p>2.039172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172">
                <text:p>2.039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075">
                <text:p>2.039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075">
                <text:p>2.039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952">
                <text:p>2.038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821">
                <text:p>2.038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813">
                <text:p>2.03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653">
                <text:p>2.038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653">
                <text:p>2.038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791">
                <text:p>2.038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603">
                <text:p>2.038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381">
                <text:p>2.038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381">
                <text:p>2.038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